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daTest_3_LocalTime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odaTest_3_LocalTim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setDate( LocalTim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daTest_3_LocalTimeTest.test_for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